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3" style:parent-style-name="Noga" style:family="paragraph">
      <style:paragraph-properties fo:text-align="end"/>
    </style:style>
    <style:style style:name="P4" style:parent-style-name="Naslovnica2" style:family="paragraph">
      <style:paragraph-properties fo:margin-bottom="0.0777in"/>
    </style:style>
    <style:style style:name="P5" style:parent-style-name="Standard" style:family="paragraph">
      <style:paragraph-properties fo:break-before="page"/>
    </style:style>
    <style:style style:name="P6" style:parent-style-name="ContentsHeading" style:family="paragraph">
      <style:paragraph-properties>
        <style:tab-stops>
          <style:tab-stop style:type="right" style:leader-style="dotted" style:leader-text="." style:position="6.5319in"/>
        </style:tab-stops>
      </style:paragraph-properties>
    </style:style>
    <style:style style:name="P7" style:parent-style-name="Naslov1" style:family="paragraph">
      <style:paragraph-properties fo:break-before="page"/>
    </style:style>
    <style:style style:name="T8" style:parent-style-name="Krepko" style:family="text">
      <style:text-properties fo:font-weight="bold" style:font-weight-asian="bold" style:font-weight-complex="bold"/>
    </style:style>
    <style:style style:name="T9" style:parent-style-name="Krepko" style:family="text">
      <style:text-properties fo:font-weight="bold" style:font-weight-asian="bold" style:font-weight-complex="bold"/>
    </style:style>
    <style:style style:name="P10" style:parent-style-name="Navadensplet" style:list-style-name="LFO4" style:family="paragraph"/>
    <style:style style:name="P11" style:parent-style-name="Navadensplet" style:list-style-name="LFO4" style:family="paragraph"/>
    <style:style style:name="T12" style:parent-style-name="Privzetapisavaodstavka" style:family="text">
      <style:text-properties style:language-asian="sl" style:country-asian="SI" style:language-complex="ar" style:country-complex="SA"/>
    </style:style>
    <style:style style:name="T13" style:parent-style-name="Krepko" style:family="text">
      <style:text-properties fo:font-weight="bold" style:font-weight-asian="bold" style:font-weight-complex="bold"/>
    </style:style>
    <style:style style:name="T14" style:parent-style-name="Privzetapisavaodstavka" style:family="text">
      <style:text-properties style:language-asian="sl" style:country-asian="SI" style:language-complex="ar" style:country-complex="SA"/>
    </style:style>
    <style:style style:name="T15" style:parent-style-name="Krepko" style:family="text">
      <style:text-properties fo:font-weight="bold" style:font-weight-asian="bold" style:font-weight-complex="bold"/>
    </style:style>
    <style:style style:name="P16" style:parent-style-name="Navadensplet" style:list-style-name="LFO5" style:family="paragraph"/>
    <style:style style:name="P17" style:parent-style-name="Navadensplet" style:list-style-name="LFO5" style:family="paragraph"/>
    <style:style style:name="P18" style:parent-style-name="Navadensplet" style:list-style-name="LFO5" style:family="paragraph"/>
    <style:style style:name="P19" style:parent-style-name="Navadensplet" style:list-style-name="LFO5" style:family="paragraph"/>
    <style:style style:name="P20" style:parent-style-name="Navadensplet" style:list-style-name="LFO5" style:family="paragraph"/>
    <style:style style:name="T21" style:parent-style-name="Privzetapisavaodstavka" style:family="text">
      <style:text-properties style:language-asian="sl" style:country-asian="SI" style:language-complex="ar" style:country-complex="SA"/>
    </style:style>
    <style:style style:name="T22" style:parent-style-name="Krepko" style:family="text">
      <style:text-properties fo:font-weight="bold" style:font-weight-asian="bold" style:font-weight-complex="bold"/>
    </style:style>
    <style:style style:name="P23" style:parent-style-name="Navadensplet" style:list-style-name="LFO6" style:family="paragraph"/>
    <style:style style:name="P24" style:parent-style-name="Navadensplet" style:list-style-name="LFO6" style:family="paragraph"/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/>
      <text:p text:style-name="P3"><text:page-number style:num-format="1" text:fixed="false">1</text:page-number></text:p>
      <text:p text:style-name="Naslovnica3">Elektro in računalniška šola, Šolski center Ptuj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Naslovnica2">Poročilo pri predmetu</text:p>
      <text:p text:style-name="Naslovnica2">VARNOST IN ZAŠČITA V INFORMATIKI</text:p>
      <text:p text:style-name="Standard"/>
      <text:p text:style-name="Naslovnica1">GITHUB</text:p>
      <text:p text:style-name="Standard"/>
      <text:p text:style-name="Standard"/>
      <text:p text:style-name="P4">Nejc Biškup</text:p>
      <text:p text:style-name="Standard"/>
      <text:p text:style-name="Naslovnica2">Mentor: Hana Hrnjic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Naslovnica3">Ptuj, december 2025</text:p>
      <text:p text:style-name="P5"/>
      <text:table-of-content text:name="_TOC3">
        <text:table-of-content-source text:outline-level="3" text:use-outline-level="true" text:use-index-marks="true" text:use-index-source-styles="false" text:index-scope="document">
          <text:table-of-content-entry-template text:outline-level="1" text:style-name="Navaden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avaden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avaden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">Kazalo vsebine</text:p>
          <text:p text:style-name="Contents1"><text:a xlink:href="#__RefHeading__615_1077593450" office:target-frame-name="_top" xlink:show="replace">1 <text:s text:c="2"/><text:tab/>3</text:a></text:p>
          <text:p text:style-name="Contents1"><text:a xlink:href="#__RefHeading__617_1077593450" office:target-frame-name="_top" xlink:show="replace">2 <text:s text:c="2"/>Vsebina<text:tab/>3</text:a></text:p>
          <text:p text:style-name="Contents1"><text:a xlink:href="#__RefHeading__358_247983579" office:target-frame-name="_top" xlink:show="replace"><text:tab/>3</text:a></text:p>
        </text:index-body>
      </text:table-of-content>
      <text:p text:style-name="Standard"/>
      <text:p text:style-name="Standard"/>
      <text:h text:style-name="P7" text:outline-level="1"><text:bookmark-start text:name="__RefHeading__615_1077593450"/><text:soft-page-break/>Uvo<text:bookmark-end text:name="__RefHeading__615_1077593450"/>d</text:h>
      <text:h text:style-name="Naslov1" text:outline-level="1"><text:bookmark-start text:name="__RefHeading__617_1077593450"/>Vsebina<text:bookmark-end text:name="__RefHeading__617_1077593450"/></text:h>
      <text:h text:style-name="Naslov2" text:outline-level="2"><text:span text:style-name="T8">1. Prv</text:span><text:span text:style-name="T9">i push<text:s/></text:span></text:h>
      <text:p text:style-name="Navadensplet">Najprej sem v računalniku odprl/a mapo<text:s/><text:span text:style-name="Krepko">VZI</text:span><text:s/>(ali<text:s/><text:span text:style-name="Poudarek">mapaVZI</text:span>), v kateri so bila:</text:p>
      <text:list text:style-name="LFO4" text:continue-numbering="true">
        <text:list-item>
          <text:p text:style-name="P10">vsa dosedanja poročila,</text:p>
        </text:list-item>
        <text:list-item>
          <text:p text:style-name="P11">prazno poročilo za to vajo.</text:p>
        </text:list-item>
      </text:list>
      <text:p text:style-name="Navadensplet">Nato sem v CMD/terminalu izvedel/a naslednje ukaze:</text:p>
      <text:p text:style-name="HTML-oblikovano"><text:span text:style-name="KodaHTML">cd mapaVZI</text:span></text:p>
      <text:p text:style-name="HTML-oblikovano"><text:span text:style-name="KodaHTML">git<text:s/></text:span><text:span text:style-name="hljs-keyword">init</text:span></text:p>
      <text:p text:style-name="HTML-oblikovano"><text:span text:style-name="KodaHTML">git<text:s/></text:span><text:span text:style-name="hljs-keyword">add</text:span><text:span text:style-name="KodaHTML"><text:s/>.</text:span></text:p>
      <text:p text:style-name="HTML-oblikovano"><text:span text:style-name="KodaHTML">git commit -m<text:s/></text:span><text:span text:style-name="hljs-string">"Prvi commit projekta"</text:span></text:p>
      <text:p text:style-name="HTML-oblikovano"><text:span text:style-name="KodaHTML">git remote<text:s/></text:span><text:span text:style-name="hljs-keyword">add</text:span><text:span text:style-name="KodaHTML"><text:s/>origin POVEZAVA_DO_GIT_REPOSITORYA</text:span></text:p>
      <text:p text:style-name="HTML-oblikovano"><text:span text:style-name="KodaHTML">git push -u -f origin main</text:span></text:p>
      <text:p text:style-name="Navadensplet">S tem sem na GitHub prvič naložil/a celotno vsebino mape.<text:line-break/>Na GitHub-u se je ustvaril prvi commit, v katerem je bilo veliko novih datotek (vsa prejšnja poročila + prazno novo<text:s/>poročilo).</text:p>
      <text:p text:style-name="Navaden"><text:span text:style-name="T12"><draw:custom-shape svg:x="0in" svg:y="0in" svg:width="45.51042in" svg:height="0.00139in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h text:style-name="Naslov2" text:outline-level="2"><text:span text:style-name="T13">2. Drugi push<text:s/></text:span></text:h>
      <text:p text:style-name="Navadensplet">Po prvem push-u sem dopolnil/a poročilo te vaje in dodal/a<text:s/><text:span text:style-name="Krepko">teoretični del o GitHub-u</text:span>. Ko je bilo poročilo posodobljeno, sem ponovno uporabil/a iste ukaze:</text:p>
      <text:p text:style-name="HTML-oblikovano"><text:span text:style-name="hljs-built_in">cd</text:span><text:span text:style-name="KodaHTML"><text:s/>mapaVZI</text:span></text:p>
      <text:p text:style-name="HTML-oblikovano"><text:span text:style-name="KodaHTML">git add .</text:span></text:p>
      <text:p text:style-name="HTML-oblikovano"><text:span text:style-name="KodaHTML">git commit<text:s/></text:span><text:span text:style-name="hljs-literal">-m</text:span><text:span text:style-name="KodaHTML"><text:s/></text:span><text:span text:style-name="hljs-string">"Dodano teoretično ozadje o GitHub-u"</text:span></text:p>
      <text:p text:style-name="HTML-oblikovano"><text:span text:style-name="KodaHTML">git push<text:s/></text:span><text:span text:style-name="hljs-literal">-u</text:span><text:span text:style-name="KodaHTML"><text:s/></text:span><text:span text:style-name="hljs-operator">-f</text:span><text:span text:style-name="KodaHTML"><text:s/>origin main</text:span></text:p>
      <text:p text:style-name="Navadensplet">To je ustvarilo drugi commit, ki je vseboval samo spremembe v eni datoteki – dopolnjenem poročilu.</text:p>
      <text:p text:style-name="Navaden"><text:span text:style-name="T14"><draw:custom-shape svg:x="0in" svg:y="0in" svg:width="45.51042in" svg:height="0.00139in" draw:id="id1" draw:style-name="a1" draw:name="Horizontal Line 2" text:anchor-type="as-char"><svg:title/><svg:desc/><draw:enhanced-geometry draw:type="non-primitive" svg:viewBox="0 0 21600 21600" draw:enhanced-path="M 0 0 L 21600 0 21600 21600 0 21600 Z N"/></draw:custom-shape></text:span></text:p>
      <text:h text:style-name="Naslov1" text:outline-level="1"><text:span text:style-name="T15">Težave</text:span></text:h>
      <text:p text:style-name="Navadensplet">Med vajo sem naletel/a na naslednje težave:</text:p>
      <text:soft-page-break/>
      <text:list text:style-name="LFO5" text:continue-numbering="true">
        <text:list-item>
          <text:p text:style-name="P16">težava pri povezovanju z GitHub repozitorijem (npr. napačen URL ali manjkajoča pravica),</text:p>
        </text:list-item>
        <text:list-item>
          <text:p text:style-name="P17">vsakič sem moral/a preveriti pravilno ime branch-a (main/master),</text:p>
        </text:list-item>
        <text:list-item>
          <text:p text:style-name="P18">Git ni prepoznal sprememb, dokler nisem ponovno shranil/a datoteke,</text:p>
        </text:list-item>
        <text:list-item>
          <text:p text:style-name="P19">zmeda med ukazoma<text:s/><text:span text:style-name="Poudarek">git a</text:span><text:span text:style-name="Poudarek">dd</text:span><text:s/>in<text:s/><text:span text:style-name="Poudarek">git commit</text:span>,</text:p>
        </text:list-item>
        <text:list-item>
          <text:p text:style-name="P20">avtentikacija (GitHub je zahteval prijavo ali token).</text:p>
        </text:list-item>
      </text:list>
      <text:p text:style-name="Navaden"><text:span text:style-name="T21"><draw:custom-shape svg:x="0in" svg:y="0in" svg:width="45.51042in" svg:height="0.00139in" draw:id="id2" draw:style-name="a2" draw:name="Horizontal Line 3" text:anchor-type="as-char"><svg:title/><svg:desc/><draw:enhanced-geometry draw:type="non-primitive" svg:viewBox="0 0 21600 21600" draw:enhanced-path="M 0 0 L 21600 0 21600 21600 0 21600 Z N"/></draw:custom-shape></text:span></text:p>
      <text:h text:style-name="Naslov1" text:outline-level="1"><text:span text:style-name="T22">Ugotovitve</text:span></text:h>
      <text:p text:style-name="Navadensplet">Po tem, ko sem opravil/a oba push-a, sta bila na GitHub-u vidna dva commita:</text:p>
      <text:list text:style-name="LFO6" text:continue-numbering="true">
        <text:list-item>
          <text:p text:style-name="P23"><text:span text:style-name="Krepko">Prvi commit</text:span><text:line-break/>– vsebuje vse začetne datoteke projekta, torej stara poročila in prazno poročilo<text:s/>te vaje.<text:line-break/>– GitHub prikazuje veliko novih datotek v zelenem (kar pomeni "added").</text:p>
        </text:list-item>
        <text:list-item>
          <text:p text:style-name="P24"><text:span text:style-name="Krepko">Drugi commit</text:span><text:line-break/>– vsebuje samo spremembe v eni datoteki: poročilu, ki sem ga dopolnil/a s teorijo.<text:line-break/>– GitHub prikazuje razliko (<text:span text:style-name="Poudarek">diff</text:span>), kjer se vidi, katere vrstice so bile dodane.</text:p>
        </text:list-item>
      </text:list>
      <text:p text:style-name="Navadensplet"><text:span text:style-name="Krepko">Kje so vidne spremembe?</text:span><text:line-break/>V zavihku<text:s/><text:span text:style-name="Poudarek">Commits</text:span><text:s/>ali<text:s/><text:span text:style-name="Poudarek">Changes</text:span><text:s/>lahko primerjamo oba commita. V drugem commitu se vidi, da so bile dodane nove vrstice besedila, kar je prikazano v zelenem</text:p>
      <text:p text:style-name="Text"/>
      <text:h text:style-name="Naslov2" text:outline-level="2"><text:bookmark-start text:name="__RefHeading__619_1077593450"/><text:bookmark-end text:name="__RefHeading__619_1077593450"/></text:h>
      <text:h text:style-name="Naslov1" text:outline-level="1"><text:bookmark-start text:name="__RefHeading__358_247983579"/>Zaključek<text:bookmark-end text:name="__RefHeading__358_247983579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l" fo:country="SI" style:language-asian="zh" style:country-asian="CN" style:language-complex="hi" style:country-complex="IN" style:text-combine="none" fo:hyphenate="true"/>
    </style:default-style>
    <style:style style:name="Naslov1" style:display-name="Naslov 1" style:family="paragraph" style:parent-style-name="Heading" style:next-style-name="Text" style:default-outline-level="1">
      <style:paragraph-properties fo:margin-top="0.7875in" fo:margin-bottom="0.1965in"/>
      <style:text-properties fo:font-weight="bold" style:font-weight-asian="bold" style:font-weight-complex="bold" fo:text-transform="uppercase" fo:font-size="16pt" style:font-size-asian="16pt" fo:hyphenate="false"/>
    </style:style>
    <style:style style:name="Naslov2" style:display-name="Naslov 2" style:family="paragraph" style:parent-style-name="Heading" style:next-style-name="Text" style:default-outline-level="2">
      <style:paragraph-properties fo:margin-top="0.3937in"/>
      <style:text-properties fo:font-weight="bold" style:font-weight-asian="bold" style:font-weight-complex="bold" fo:hyphenate="false"/>
    </style:style>
    <style:style style:name="Naslov3" style:display-name="Naslov 3" style:family="paragraph" style:parent-style-name="Heading" style:next-style-name="Text" style:default-outline-level="3">
      <style:paragraph-properties fo:margin-top="0.1965in"/>
      <style:text-properties fo:font-weight="bold" style:font-weight-asian="bold" style:font-weight-complex="bold" fo:hyphenate="false"/>
    </style:style>
    <style:style style:name="Naslov4" style:display-name="Naslov 4" style:family="paragraph" style:parent-style-name="Heading" style:next-style-name="Text" style:default-outline-level="4">
      <style:paragraph-properties fo:margin-top="0.0833in" fo:margin-bottom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Naslov5" style:display-name="Naslov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Naslov6" style:display-name="Naslov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Naslov7" style:display-name="Naslov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Naslov8" style:display-name="Naslov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Naslov9" style:display-name="Naslov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Navaden" style:display-name="Navaden" style:family="paragraph">
      <style:text-properties fo:hyphenate="false"/>
    </style:style>
    <style:style style:name="Privzetapisavaodstavka" style:display-name="Privzeta pisava odstavka" style:family="text"/>
    <style:style style:name="Standard" style:display-name="Standard" style:family="paragraph">
      <style:text-properties style:font-name="Times New Roman" style:font-name-asian="Times New Roman" style:font-name-complex="Times New Roman" fo:font-size="10.5pt" style:font-size-asian="10.5pt" fo:hyphenate="false"/>
    </style:style>
    <style:style style:name="Heading" style:display-name="Heading" style:family="paragraph" style:parent-style-name="Standard" style:next-style-name="Textbody">
      <style:paragraph-properties fo:keep-with-next="always" fo:keep-together="always" fo:margin-top="0.2361in" fo:margin-bottom="0.118in"/>
      <style:text-properties style:font-name="Arial" style:font-name-asian="Arial Unicode MS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.0395in" fo:margin-bottom="0.0395in" fo:line-height="120%"/>
      <style:text-properties fo:hyphenate="false"/>
    </style:style>
    <style:style style:name="Seznam" style:display-name="Seznam" style:family="paragraph" style:parent-style-name="Textbody">
      <style:text-properties style:font-name-complex="Mangal" fo:font-size="12pt" style:font-size-asian="12pt" fo:hyphenate="false"/>
    </style:style>
    <style:style style:name="Napis" style:display-name="Napis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Bibliography1" style:display-name="Bibliography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Stvarnokazalo1" style:display-name="Stvarno kazalo 1" style:family="paragraph" style:parent-style-name="Index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oga" style:display-name="Noga" style:family="paragraph" style:parent-style-name="Standard">
      <style:paragraph-properties text:number-lines="false">
        <style:tab-stops>
          <style:tab-stop style:type="center" style:position="3.0513in"/>
          <style:tab-stop style:type="right" style:position="6.1027in"/>
        </style:tab-stops>
      </style:paragraph-properties>
      <style:text-properties fo:hyphenate="false"/>
    </style:style>
    <style:style style:name="Footerleft" style:display-name="Footer left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aslovnica1" style:display-name="Naslovnica 1" style:family="paragraph">
      <style:paragraph-properties fo:text-align="center" fo:margin-top="0.3937in" fo:margin-bottom="0.3937in"/>
      <style:text-properties style:font-name="Arial" style:font-name-asian="Arial" style:font-name-complex="Arial" fo:font-weight="bold" style:font-weight-asian="bold" style:font-weight-complex="bold" fo:text-transform="uppercase" fo:font-size="16pt" style:font-size-asian="16pt" style:font-size-complex="16pt" fo:hyphenate="false"/>
    </style:style>
    <style:style style:name="Glava" style:display-name="Glava" style:family="paragraph" style:parent-style-name="Standard">
      <style:paragraph-properties text:number-lines="false">
        <style:tab-stops>
          <style:tab-stop style:type="center" style:position="3.0513in"/>
          <style:tab-stop style:type="right" style:position="6.1027in"/>
        </style:tab-stops>
      </style:paragraph-properties>
      <style:text-properties fo:hyphenate="false"/>
    </style:style>
    <style:style style:name="Headerleft" style:display-name="Header left" style:family="paragraph" style:parent-style-name="Standard">
      <style:paragraph-properties text:number-lines="false">
        <style:tab-stops>
          <style:tab-stop style:type="center" style:position="3.0513in"/>
          <style:tab-stop style:type="right" style:position="6.1027in"/>
        </style:tab-stops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Naslov" style:display-name="Naslov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Podnaslov" style:display-name="Podnaslov" style:family="paragraph" style:parent-style-name="Heading" style:next-style-name="Textbody">
      <style:paragraph-properties fo:text-align="center" fo:margin-top="0.0416in" fo:margin-bottom="0.0833in"/>
      <style:text-properties fo:font-size="18pt" style:font-size-asian="18pt" style:font-size-complex="18pt" fo:hyphenate="false"/>
    </style:style>
    <style:style style:name="Naslovnica2" style:display-name="Naslovnica 2" style:family="paragraph" style:parent-style-name="Naslovnica1">
      <style:paragraph-properties fo:margin-top="0in" fo:margin-bottom="0.1965in"/>
      <style:text-properties fo:font-size="14pt" style:font-size-asian="14pt" style:font-size-complex="14pt" fo:hyphenate="false"/>
    </style:style>
    <style:style style:name="Naslovnica3" style:display-name="Naslovnica 3" style:family="paragraph" style:parent-style-name="Naslovnica2">
      <style:text-properties fo:font-weight="normal" style:font-weight-asian="normal" style:font-weight-complex="normal" fo:font-size="12pt" style:font-size-asian="12pt" style:font-size-complex="12pt" fo:hyphenate="false"/>
    </style:style>
    <style:style style:name="Text" style:display-name="Text" style:family="paragraph" style:parent-style-name="Standard">
      <style:paragraph-properties fo:widows="2" fo:orphans="2" fo:text-align="justify" fo:margin-top="0.0395in" fo:margin-bottom="0.0395in" fo:line-height="120%"/>
      <style:text-properties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Alineja" style:display-name="Alineja" style:family="paragraph" style:parent-style-name="Text" style:list-style-name="List1_1">
      <style:text-properties fo:hyphenate="false"/>
    </style:style>
    <style:style style:name="Stvarnokazalo-naslov" style:display-name="Stvarno kazalo - naslov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 fo:margin-top="0.7875in" fo:margin-bottom="0.1965in"/>
      <style:text-properties fo:font-weight="bold" style:font-weight-asian="bold" style:font-weight-complex="bold" fo:text-transform="uppercase" fo:font-size="16pt" style:font-size-asian="16pt" style:font-size-complex="16pt" fo:hyphenate="false"/>
    </style:style>
    <style:style style:name="IllustrationIndexHeading" style:display-name="Illustration 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BibliographyHeading" style:display-name="Bibliography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>
        <style:tab-stops>
          <style:tab-stop style:type="right" style:leader-style="dotted" style:leader-text="." style:position="6.1027in"/>
        </style:tab-stops>
      </style:paragraph-properties>
      <style:text-properties fo:font-weight="bold" style:font-weight-asian="bold" fo:hyphenate="false"/>
    </style:style>
    <style:style style:name="Contents2" style:display-name="Contents 2" style:family="paragraph" style:parent-style-name="Index">
      <style:paragraph-properties fo:margin-top="0.0395in" fo:margin-left="0.1965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left="0.393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Viri" style:display-name="Viri" style:family="paragraph" style:parent-style-name="Standard" style:list-style-name="Numbering1_1">
      <style:paragraph-properties fo:widows="2" fo:orphans="2" fo:margin-top="0.0784in" fo:margin-bottom="0.0784in" fo:line-height="120%"/>
      <style:text-properties fo:font-size="11pt" style:font-size-asian="11pt" style:font-size-complex="11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igure" style:display-name="Figure" style:family="paragraph" style:parent-style-name="Napis">
      <style:paragraph-properties fo:text-align="center"/>
      <style:text-properties fo:font-weight="bold" style:font-weight-asian="bold" fo:font-style="normal" style:font-style-asian="normal" fo:font-size="11pt" style:font-size-asian="11pt" fo:hyphenate="false"/>
    </style:style>
    <style:style style:name="Table" style:display-name="Table" style:family="paragraph" style:parent-style-name="Napis">
      <style:paragraph-properties fo:text-align="center"/>
      <style:text-properties fo:font-weight="bold" style:font-weight-asian="bold" fo:font-style="normal" style:font-style-asian="normal" fo:font-size="11pt" style:font-size-asian="11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Izvleček" style:display-name="Izvleček" style:family="paragraph" style:parent-style-name="Text">
      <style:paragraph-properties fo:margin-left="0.3937in" fo:margin-right="0.3937in">
        <style:tab-stops/>
      </style:paragraph-properties>
      <style:text-properties fo:font-style="italic" style:font-style-asian="italic" style:font-style-complex="italic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Headerright" style:display-name="Header right" style:family="paragraph" style:parent-style-name="Standard">
      <style:paragraph-properties text:number-lines="false">
        <style:tab-stops>
          <style:tab-stop style:type="center" style:position="3.0513in"/>
          <style:tab-stop style:type="right" style:position="6.1027in"/>
        </style:tab-stops>
      </style:paragraph-properties>
      <style:text-properties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Addressee" style:display-name="Addressee" style:family="paragraph" style:parent-style-name="Standard">
      <style:paragraph-properties text:number-lines="false" fo:margin-bottom="0.0416in"/>
      <style:text-properties fo:hyphenate="false"/>
    </style:style>
    <style:style style:name="Footerright" style:display-name="Footer right" style:family="paragraph" style:parent-style-name="Standard">
      <style:paragraph-properties text:number-lines="false">
        <style:tab-stops>
          <style:tab-stop style:type="center" style:position="3.0513in"/>
          <style:tab-stop style:type="right" style:position="6.1027in"/>
        </style:tab-stops>
      </style:paragraph-properties>
      <style:text-properties fo:hyphenate="false"/>
    </style:style>
    <style:style style:name="Podpis" style:display-name="Podpis" style:family="paragraph" style:parent-style-name="Standard">
      <style:paragraph-properties text:number-lines="false"/>
      <style:text-properties fo:hyphenate="false"/>
    </style:style>
    <style:style style:name="Sender" style:display-name="Sender" style:family="paragraph" style:parent-style-name="Standard">
      <style:paragraph-properties text:number-lines="false" fo:margin-bottom="0.0416in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Uvodnipozdrav" style:display-name="Uvodni pozdrav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Endnote" style:display-name="End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UserIndex1" style:display-name="User Index 1" style:family="paragraph" style:parent-style-name="Index">
      <style:paragraph-properties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UserIndex2" style:display-name="User Index 2" style:family="paragraph" style:parent-style-name="Index">
      <style:paragraph-properties fo:margin-left="0.1965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UserIndex3" style:display-name="User Index 3" style:family="paragraph" style:parent-style-name="Index">
      <style:paragraph-properties fo:margin-left="0.393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UserIndex4" style:display-name="User Index 4" style:family="paragraph" style:parent-style-name="Index">
      <style:paragraph-properties fo:margin-left="0.5895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UserIndex5" style:display-name="User Index 5" style:family="paragraph" style:parent-style-name="Index">
      <style:paragraph-properties fo:margin-left="0.7861in">
        <style:tab-stops>
          <style:tab-stop style:type="right" style:leader-style="dotted" style:leader-text="." style:position="5.3166in"/>
        </style:tab-stops>
      </style:paragraph-properties>
      <style:text-properties fo:hyphenate="false"/>
    </style:style>
    <style:style style:name="UserIndex6" style:display-name="User Index 6" style:family="paragraph" style:parent-style-name="Index">
      <style:paragraph-properties fo:margin-left="0.9826in">
        <style:tab-stops>
          <style:tab-stop style:type="right" style:leader-style="dotted" style:leader-text="." style:position="5.1201in"/>
        </style:tab-stops>
      </style:paragraph-properties>
      <style:text-properties fo:hyphenate="false"/>
    </style:style>
    <style:style style:name="UserIndex7" style:display-name="User Index 7" style:family="paragraph" style:parent-style-name="Index">
      <style:paragraph-properties fo:margin-left="1.1791in">
        <style:tab-stops>
          <style:tab-stop style:type="right" style:leader-style="dotted" style:leader-text="." style:position="4.9236in"/>
        </style:tab-stops>
      </style:paragraph-properties>
      <style:text-properties fo:hyphenate="false"/>
    </style:style>
    <style:style style:name="UserIndex8" style:display-name="User Index 8" style:family="paragraph" style:parent-style-name="Index">
      <style:paragraph-properties fo:margin-left="1.3756in">
        <style:tab-stops>
          <style:tab-stop style:type="right" style:leader-style="dotted" style:leader-text="." style:position="4.727in"/>
        </style:tab-stops>
      </style:paragraph-properties>
      <style:text-properties fo:hyphenate="false"/>
    </style:style>
    <style:style style:name="UserIndex9" style:display-name="User Index 9" style:family="paragraph" style:parent-style-name="Index">
      <style:paragraph-properties fo:margin-left="1.5722in">
        <style:tab-stops>
          <style:tab-stop style:type="right" style:leader-style="dotted" style:leader-text="." style:position="4.5305in"/>
        </style:tab-stops>
      </style:paragraph-properties>
      <style:text-properties fo:hyphenate="false"/>
    </style:style>
    <style:style style:name="UserIndex10" style:display-name="User Index 10" style:family="paragraph" style:parent-style-name="Index">
      <style:paragraph-properties fo:margin-left="1.7687in">
        <style:tab-stops>
          <style:tab-stop style:type="right" style:leader-style="dotted" style:leader-text="." style:position="4.334in"/>
        </style:tab-stops>
      </style:paragraph-properties>
      <style:text-properties fo:hyphenate="false"/>
    </style:style>
    <style:style style:name="Hangingindent" style:display-name="Hanging indent" style:family="paragraph" style:parent-style-name="Textbody">
      <style:paragraph-properties fo:margin-left="0.3937in" fo:text-indent="-0.1965in">
        <style:tab-stops>
          <style:tab-stop style:type="left" style:position="0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left="0.7861in">
        <style:tab-stops>
          <style:tab-stop style:type="right" style:leader-style="dotted" style:leader-text="." style:position="5.3166in"/>
        </style:tab-stops>
      </style:paragraph-properties>
      <style:text-properties fo:hyphenate="false"/>
    </style:style>
    <style:style style:name="Contents6" style:display-name="Contents 6" style:family="paragraph" style:parent-style-name="Index">
      <style:paragraph-properties fo:margin-left="0.9826in">
        <style:tab-stops>
          <style:tab-stop style:type="right" style:leader-style="dotted" style:leader-text="." style:position="5.1201in"/>
        </style:tab-stops>
      </style:paragraph-properties>
      <style:text-properties fo:hyphenate="false"/>
    </style:style>
    <style:style style:name="List5Start" style:display-name="List 5 Start" style:family="paragraph" style:parent-style-name="Seznam" style:next-style-name="Seznam5">
      <style:paragraph-properties fo:margin-top="0.1666in" fo:margin-bottom="0.0833in" fo:margin-left="1.25in" fo:text-indent="-0.25in">
        <style:tab-stops/>
      </style:paragraph-properties>
      <style:text-properties fo:hyphenate="false"/>
    </style:style>
    <style:style style:name="Seznam5" style:display-name="Seznam 5" style:family="paragraph" style:parent-style-name="Seznam">
      <style:paragraph-properties fo:margin-top="0in" fo:margin-bottom="0.0833in" fo:margin-left="1.25in" fo:text-indent="-0.25in">
        <style:tab-stops/>
      </style:paragraph-properties>
      <style:text-properties fo:hyphenate="false"/>
    </style:style>
    <style:style style:name="List5End" style:display-name="List 5 End" style:family="paragraph" style:parent-style-name="Seznam" style:next-style-name="Seznam5">
      <style:paragraph-properties fo:margin-top="0in" fo:margin-bottom="0.1666in" fo:margin-left="1.25in" fo:text-indent="-0.25in">
        <style:tab-stops/>
      </style:paragraph-properties>
      <style:text-properties fo:hyphenate="false"/>
    </style:style>
    <style:style style:name="List5Cont." style:display-name="List 5 Cont." style:family="paragraph" style:parent-style-name="Seznam">
      <style:paragraph-properties fo:margin-top="0in" fo:margin-bottom="0.0833in" fo:margin-left="1.25in">
        <style:tab-stops/>
      </style:paragraph-properties>
      <style:text-properties fo:hyphenate="false"/>
    </style:style>
    <style:style style:name="List4Cont." style:display-name="List 4 Cont." style:family="paragraph" style:parent-style-name="Seznam">
      <style:paragraph-properties fo:margin-top="0in" fo:margin-bottom="0.0833in" fo:margin-left="1in">
        <style:tab-stops/>
      </style:paragraph-properties>
      <style:text-properties fo:hyphenate="false"/>
    </style:style>
    <style:style style:name="List4Start" style:display-name="List 4 Start" style:family="paragraph" style:parent-style-name="Seznam" style:next-style-name="Seznam4">
      <style:paragraph-properties fo:margin-top="0.1666in" fo:margin-bottom="0.0833in" fo:margin-left="1in" fo:text-indent="-0.25in">
        <style:tab-stops/>
      </style:paragraph-properties>
      <style:text-properties fo:hyphenate="false"/>
    </style:style>
    <style:style style:name="Seznam4" style:display-name="Seznam 4" style:family="paragraph" style:parent-style-name="Seznam">
      <style:paragraph-properties fo:margin-top="0in" fo:margin-bottom="0.0833in" fo:margin-left="1in" fo:text-indent="-0.25in">
        <style:tab-stops/>
      </style:paragraph-properties>
      <style:text-properties fo:hyphenate="false"/>
    </style:style>
    <style:style style:name="List4End" style:display-name="List 4 End" style:family="paragraph" style:parent-style-name="Seznam" style:next-style-name="Seznam4">
      <style:paragraph-properties fo:margin-top="0in" fo:margin-bottom="0.1666in" fo:margin-left="1in" fo:text-indent="-0.25in">
        <style:tab-stops/>
      </style:paragraph-properties>
      <style:text-properties fo:hyphenate="false"/>
    </style:style>
    <style:style style:name="List3Cont." style:display-name="List 3 Cont." style:family="paragraph" style:parent-style-name="Seznam">
      <style:paragraph-properties fo:margin-top="0in" fo:margin-bottom="0.0833in" fo:margin-left="0.75in">
        <style:tab-stops/>
      </style:paragraph-properties>
      <style:text-properties fo:hyphenate="false"/>
    </style:style>
    <style:style style:name="List3Start" style:display-name="List 3 Start" style:family="paragraph" style:parent-style-name="Seznam" style:next-style-name="Seznam3">
      <style:paragraph-properties fo:margin-top="0.1666in" fo:margin-bottom="0.0833in" fo:margin-left="0.75in" fo:text-indent="-0.25in">
        <style:tab-stops/>
      </style:paragraph-properties>
      <style:text-properties fo:hyphenate="false"/>
    </style:style>
    <style:style style:name="Seznam3" style:display-name="Seznam 3" style:family="paragraph" style:parent-style-name="Seznam">
      <style:paragraph-properties fo:margin-top="0in" fo:margin-bottom="0.0833in" fo:margin-left="0.75in" fo:text-indent="-0.25in">
        <style:tab-stops/>
      </style:paragraph-properties>
      <style:text-properties fo:hyphenate="false"/>
    </style:style>
    <style:style style:name="List2Start" style:display-name="List 2 Start" style:family="paragraph" style:parent-style-name="Seznam" style:next-style-name="Seznam2">
      <style:paragraph-properties fo:margin-top="0.1666in" fo:margin-bottom="0.0833in" fo:margin-left="0.5in" fo:text-indent="-0.25in">
        <style:tab-stops/>
      </style:paragraph-properties>
      <style:text-properties fo:hyphenate="false"/>
    </style:style>
    <style:style style:name="Seznam2" style:display-name="Seznam 2" style:family="paragraph" style:parent-style-name="Seznam">
      <style:paragraph-properties fo:margin-top="0in" fo:margin-bottom="0.0833in" fo:margin-left="0.5in" fo:text-indent="-0.25in">
        <style:tab-stops/>
      </style:paragraph-properties>
      <style:text-properties fo:hyphenate="false"/>
    </style:style>
    <style:style style:name="List3End" style:display-name="List 3 End" style:family="paragraph" style:parent-style-name="Seznam" style:next-style-name="Seznam3">
      <style:paragraph-properties fo:margin-top="0in" fo:margin-bottom="0.1666in" fo:margin-left="0.75in" fo:text-indent="-0.25in">
        <style:tab-stops/>
      </style:paragraph-properties>
      <style:text-properties fo:hyphenate="false"/>
    </style:style>
    <style:style style:name="List2End" style:display-name="List 2 End" style:family="paragraph" style:parent-style-name="Seznam" style:next-style-name="Seznam2">
      <style:paragraph-properties fo:margin-top="0in" fo:margin-bottom="0.1666in" fo:margin-left="0.5in" fo:text-indent="-0.25in">
        <style:tab-stops/>
      </style:paragraph-properties>
      <style:text-properties fo:hyphenate="false"/>
    </style:style>
    <style:style style:name="List2Cont." style:display-name="List 2 Cont." style:family="paragraph" style:parent-style-name="Seznam">
      <style:paragraph-properties fo:margin-top="0in" fo:margin-bottom="0.0833in" fo:margin-left="0.5in">
        <style:tab-stops/>
      </style:paragraph-properties>
      <style:text-properties fo:hyphenate="false"/>
    </style:style>
    <style:style style:name="List1End" style:display-name="List 1 End" style:family="paragraph" style:parent-style-name="Seznam" style:next-style-name="List1">
      <style:paragraph-properties fo:margin-top="0in" fo:margin-bottom="0.1666in" fo:margin-left="0.25in" fo:text-indent="-0.25in">
        <style:tab-stops/>
      </style:paragraph-properties>
      <style:text-properties fo:hyphenate="false"/>
    </style:style>
    <style:style style:name="List1" style:display-name="List 1" style:family="paragraph" style:parent-style-name="Seznam">
      <style:paragraph-properties fo:margin-top="0in" fo:margin-bottom="0.0833in" fo:margin-left="0.25in" fo:text-indent="-0.25in">
        <style:tab-stops/>
      </style:paragraph-properties>
      <style:text-properties fo:hyphenate="false"/>
    </style:style>
    <style:style style:name="List1Cont." style:display-name="List 1 Cont." style:family="paragraph" style:parent-style-name="Seznam">
      <style:paragraph-properties fo:margin-top="0in" fo:margin-bottom="0.0833in" fo:margin-left="0.25in">
        <style:tab-stops/>
      </style:paragraph-properties>
      <style:text-properties fo:hyphenate="false"/>
    </style:style>
    <style:style style:name="List1Start" style:display-name="List 1 Start" style:family="paragraph" style:parent-style-name="Seznam" style:next-style-name="List1">
      <style:paragraph-properties fo:margin-top="0.1666in" fo:margin-bottom="0.0833in" fo:margin-left="0.25in" fo:text-indent="-0.25in">
        <style:tab-stops/>
      </style:paragraph-properties>
      <style:text-properties fo:hyphenate="false"/>
    </style:style>
    <style:style style:name="Drawing" style:display-name="Drawing" style:family="paragraph" style:parent-style-name="Napis">
      <style:text-properties fo:hyphenate="false"/>
    </style:style>
    <style:style style:name="Numbering5Start" style:display-name="Numbering 5 Start" style:family="paragraph" style:parent-style-name="Seznam" style:next-style-name="Numbering5">
      <style:paragraph-properties fo:margin-top="0.1666in" fo:margin-bottom="0.0833in" fo:margin-left="1.25in" fo:text-indent="-0.25in">
        <style:tab-stops/>
      </style:paragraph-properties>
      <style:text-properties fo:hyphenate="false"/>
    </style:style>
    <style:style style:name="Numbering5" style:display-name="Numbering 5" style:family="paragraph" style:parent-style-name="Seznam">
      <style:paragraph-properties fo:margin-top="0in" fo:margin-bottom="0.0833in" fo:margin-left="1.25in" fo:text-indent="-0.25in">
        <style:tab-stops/>
      </style:paragraph-properties>
      <style:text-properties fo:hyphenate="false"/>
    </style:style>
    <style:style style:name="Numbering4Start" style:display-name="Numbering 4 Start" style:family="paragraph" style:parent-style-name="Seznam" style:next-style-name="Numbering4">
      <style:paragraph-properties fo:margin-top="0.1666in" fo:margin-bottom="0.0833in" fo:margin-left="1in" fo:text-indent="-0.25in">
        <style:tab-stops/>
      </style:paragraph-properties>
      <style:text-properties fo:hyphenate="false"/>
    </style:style>
    <style:style style:name="Numbering4" style:display-name="Numbering 4" style:family="paragraph" style:parent-style-name="Seznam">
      <style:paragraph-properties fo:margin-top="0in" fo:margin-bottom="0.0833in" fo:margin-left="1in" fo:text-indent="-0.25in">
        <style:tab-stops/>
      </style:paragraph-properties>
      <style:text-properties fo:hyphenate="false"/>
    </style:style>
    <style:style style:name="Numbering5End" style:display-name="Numbering 5 End" style:family="paragraph" style:parent-style-name="Seznam" style:next-style-name="Numbering5">
      <style:paragraph-properties fo:margin-top="0in" fo:margin-bottom="0.1666in" fo:margin-left="1.25in" fo:text-indent="-0.25in">
        <style:tab-stops/>
      </style:paragraph-properties>
      <style:text-properties fo:hyphenate="false"/>
    </style:style>
    <style:style style:name="Numbering5Cont." style:display-name="Numbering 5 Cont." style:family="paragraph" style:parent-style-name="Seznam">
      <style:paragraph-properties fo:margin-top="0in" fo:margin-bottom="0.0833in" fo:margin-left="1.25in">
        <style:tab-stops/>
      </style:paragraph-properties>
      <style:text-properties fo:hyphenate="false"/>
    </style:style>
    <style:style style:name="Numbering3Start" style:display-name="Numbering 3 Start" style:family="paragraph" style:parent-style-name="Seznam" style:next-style-name="Numbering3">
      <style:paragraph-properties fo:margin-top="0.1666in" fo:margin-bottom="0.0833in" fo:margin-left="0.75in" fo:text-indent="-0.25in">
        <style:tab-stops/>
      </style:paragraph-properties>
      <style:text-properties fo:hyphenate="false"/>
    </style:style>
    <style:style style:name="Numbering3" style:display-name="Numbering 3" style:family="paragraph" style:parent-style-name="Seznam">
      <style:paragraph-properties fo:margin-top="0in" fo:margin-bottom="0.0833in" fo:margin-left="0.75in" fo:text-indent="-0.25in">
        <style:tab-stops/>
      </style:paragraph-properties>
      <style:text-properties fo:hyphenate="false"/>
    </style:style>
    <style:style style:name="Numbering4End" style:display-name="Numbering 4 End" style:family="paragraph" style:parent-style-name="Seznam" style:next-style-name="Numbering4">
      <style:paragraph-properties fo:margin-top="0in" fo:margin-bottom="0.1666in" fo:margin-left="1in" fo:text-indent="-0.25in">
        <style:tab-stops/>
      </style:paragraph-properties>
      <style:text-properties fo:hyphenate="false"/>
    </style:style>
    <style:style style:name="Numbering4Cont." style:display-name="Numbering 4 Cont." style:family="paragraph" style:parent-style-name="Seznam">
      <style:paragraph-properties fo:margin-top="0in" fo:margin-bottom="0.0833in" fo:margin-left="1in">
        <style:tab-stops/>
      </style:paragraph-properties>
      <style:text-properties fo:hyphenate="false"/>
    </style:style>
    <style:style style:name="Numbering3End" style:display-name="Numbering 3 End" style:family="paragraph" style:parent-style-name="Seznam" style:next-style-name="Numbering3">
      <style:paragraph-properties fo:margin-top="0in" fo:margin-bottom="0.1666in" fo:margin-left="0.75in" fo:text-indent="-0.25in">
        <style:tab-stops/>
      </style:paragraph-properties>
      <style:text-properties fo:hyphenate="false"/>
    </style:style>
    <style:style style:name="Numbering3Cont." style:display-name="Numbering 3 Cont." style:family="paragraph" style:parent-style-name="Seznam">
      <style:paragraph-properties fo:margin-top="0in" fo:margin-bottom="0.0833in" fo:margin-left="0.75in">
        <style:tab-stops/>
      </style:paragraph-properties>
      <style:text-properties fo:hyphenate="false"/>
    </style:style>
    <style:style style:name="Numbering2" style:display-name="Numbering 2" style:family="paragraph" style:parent-style-name="Seznam">
      <style:paragraph-properties fo:margin-top="0in" fo:margin-bottom="0.0833in" fo:margin-left="0.5in" fo:text-indent="-0.25in">
        <style:tab-stops/>
      </style:paragraph-properties>
      <style:text-properties fo:hyphenate="false"/>
    </style:style>
    <style:style style:name="Numbering2End" style:display-name="Numbering 2 End" style:family="paragraph" style:parent-style-name="Seznam" style:next-style-name="Numbering2">
      <style:paragraph-properties fo:margin-top="0in" fo:margin-bottom="0.1666in" fo:margin-left="0.5in" fo:text-indent="-0.25in">
        <style:tab-stops/>
      </style:paragraph-properties>
      <style:text-properties fo:hyphenate="false"/>
    </style:style>
    <style:style style:name="Numbering2Cont." style:display-name="Numbering 2 Cont." style:family="paragraph" style:parent-style-name="Seznam">
      <style:paragraph-properties fo:margin-top="0in" fo:margin-bottom="0.0833in" fo:margin-left="0.5in">
        <style:tab-stops/>
      </style:paragraph-properties>
      <style:text-properties fo:hyphenate="false"/>
    </style:style>
    <style:style style:name="Numbering2Start" style:display-name="Numbering 2 Start" style:family="paragraph" style:parent-style-name="Seznam" style:next-style-name="Numbering2">
      <style:paragraph-properties fo:margin-top="0.1666in" fo:margin-bottom="0.0833in" fo:margin-left="0.5in" fo:text-indent="-0.25in">
        <style:tab-stops/>
      </style:paragraph-properties>
      <style:text-properties fo:hyphenate="false"/>
    </style:style>
    <style:style style:name="Numbering1End" style:display-name="Numbering 1 End" style:family="paragraph" style:parent-style-name="Seznam" style:next-style-name="Numbering1">
      <style:paragraph-properties fo:margin-top="0in" fo:margin-bottom="0.1666in" fo:margin-left="0.25in" fo:text-indent="-0.25in">
        <style:tab-stops/>
      </style:paragraph-properties>
      <style:text-properties fo:hyphenate="false"/>
    </style:style>
    <style:style style:name="Numbering1" style:display-name="Numbering 1" style:family="paragraph" style:parent-style-name="Seznam">
      <style:paragraph-properties fo:margin-top="0in" fo:margin-bottom="0.0833in" fo:margin-left="0.25in" fo:text-indent="-0.25in">
        <style:tab-stops/>
      </style:paragraph-properties>
      <style:text-properties fo:hyphenate="false"/>
    </style:style>
    <style:style style:name="Numbering1Cont." style:display-name="Numbering 1 Cont." style:family="paragraph" style:parent-style-name="Seznam">
      <style:paragraph-properties fo:margin-top="0in" fo:margin-bottom="0.0833in" fo:margin-left="0.25in">
        <style:tab-stops/>
      </style:paragraph-properties>
      <style:text-properties fo:hyphenate="false"/>
    </style:style>
    <style:style style:name="Numbering1Start" style:display-name="Numbering 1 Start" style:family="paragraph" style:parent-style-name="Seznam" style:next-style-name="Numbering1">
      <style:paragraph-properties fo:margin-top="0.1666in" fo:margin-bottom="0.0833in" fo:margin-left="0.25in" fo:text-indent="-0.25in">
        <style:tab-stops/>
      </style:paragraph-properties>
      <style:text-properties fo:hyphenate="false"/>
    </style:style>
    <style:style style:name="Marginalia" style:display-name="Marginalia" style:family="paragraph" style:parent-style-name="Textbody">
      <style:paragraph-properties fo:margin-left="1.575in">
        <style:tab-stops/>
      </style:paragraph-properties>
      <style:text-properties fo:hyphenate="false"/>
    </style:style>
    <style:style style:name="UserIndexHeading" style:display-name="User 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indexheading" style:display-name="Table 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Objectindexheading" style:display-name="Object 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IndexSeparator" style:display-name="Index Separator" style:family="paragraph" style:parent-style-name="Index">
      <style:text-properties fo:hyphenate="false"/>
    </style:style>
    <style:style style:name="Tableindex1" style:display-name="Table index 1" style:family="paragraph" style:parent-style-name="Index">
      <style:paragraph-properties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Objectindex1" style:display-name="Object index 1" style:family="paragraph" style:parent-style-name="Index">
      <style:paragraph-properties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IllustrationIndex1" style:display-name="Illustration Index 1" style:family="paragraph" style:parent-style-name="Index">
      <style:paragraph-properties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Stvarnokazalo3" style:display-name="Stvarno kazalo 3" style:family="paragraph" style:parent-style-name="Index">
      <style:paragraph-properties fo:margin-left="0.393in">
        <style:tab-stops/>
      </style:paragraph-properties>
      <style:text-properties fo:hyphenate="false"/>
    </style:style>
    <style:style style:name="Stvarnokazalo2" style:display-name="Stvarno kazalo 2" style:family="paragraph" style:parent-style-name="Index">
      <style:paragraph-properties fo:margin-left="0.1965in">
        <style:tab-stops/>
      </style:paragraph-properties>
      <style:text-properties fo:hyphenate="false"/>
    </style:style>
    <style:style style:name="Illustration" style:display-name="Illustration" style:family="paragraph" style:parent-style-name="Napis">
      <style:text-properties fo:hyphenate="false"/>
    </style:style>
    <style:style style:name="Contents7" style:display-name="Contents 7" style:family="paragraph" style:parent-style-name="Index">
      <style:paragraph-properties fo:margin-left="1.1791in">
        <style:tab-stops>
          <style:tab-stop style:type="right" style:leader-style="dotted" style:leader-text="." style:position="4.9236in"/>
        </style:tab-stops>
      </style:paragraph-properties>
      <style:text-properties fo:hyphenate="false"/>
    </style:style>
    <style:style style:name="Contents8" style:display-name="Contents 8" style:family="paragraph" style:parent-style-name="Index">
      <style:paragraph-properties fo:margin-left="1.3756in">
        <style:tab-stops>
          <style:tab-stop style:type="right" style:leader-style="dotted" style:leader-text="." style:position="4.727in"/>
        </style:tab-stops>
      </style:paragraph-properties>
      <style:text-properties fo:hyphenate="false"/>
    </style:style>
    <style:style style:name="Contents9" style:display-name="Contents 9" style:family="paragraph" style:parent-style-name="Index">
      <style:paragraph-properties fo:margin-left="1.5722in">
        <style:tab-stops>
          <style:tab-stop style:type="right" style:leader-style="dotted" style:leader-text="." style:position="4.5305in"/>
        </style:tab-stops>
      </style:paragraph-properties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334in"/>
        </style:tab-stops>
      </style:paragraph-properties>
      <style:text-properties fo:hyphenate="false"/>
    </style:style>
    <style:style style:name="Firstlineindent" style:display-name="First line indent" style:family="paragraph" style:parent-style-name="Textbody">
      <style:paragraph-properties fo:text-indent="0.1965in"/>
      <style:text-properties fo:hyphenate="false"/>
    </style:style>
    <style:style style:name="ListIndent" style:display-name="List Indent" style:family="paragraph" style:parent-style-name="Textbody">
      <style:paragraph-properties fo:margin-left="1.9687in" fo:text-indent="-1.7715in">
        <style:tab-stops>
          <style:tab-stop style:type="left" style:position="0in"/>
        </style:tab-stops>
      </style:paragraph-properties>
      <style:text-properties fo:hyphenate="false"/>
    </style:style>
    <style:style style:name="Textbodyindent" style:display-name="Text body indent" style:family="paragraph" style:parent-style-name="Textbody">
      <style:paragraph-properties fo:margin-left="0.1965in">
        <style:tab-stops/>
      </style:paragraph-properties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Krepko" style:display-name="Krepko" style:family="text" style:parent-style-name="Privzetapisavaodstavka">
      <style:text-properties fo:font-weight="bold" style:font-weight-asian="bold" style:font-weight-complex="bold"/>
    </style:style>
    <style:style style:name="Navadensplet" style:display-name="Navaden (splet)" style:family="paragraph" style:parent-style-name="Navaden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sl" style:country-asian="SI" style:language-complex="ar" style:country-complex="SA" fo:hyphenate="true"/>
    </style:style>
    <style:style style:name="Poudarek" style:display-name="Poudarek" style:family="text" style:parent-style-name="Privzetapisavaodstavka">
      <style:text-properties fo:font-style="italic" style:font-style-asian="italic" style:font-style-complex="italic"/>
    </style:style>
    <style:style style:name="HTML-oblikovano" style:display-name="HTML-oblikovano" style:family="paragraph" style:parent-style-name="Navaden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sl" style:country-asian="SI" style:language-complex="ar" style:country-complex="SA" fo:hyphenate="true"/>
    </style:style>
    <style:style style:name="HTML-oblikovanoZnak" style:display-name="HTML-oblikovano Znak" style:family="text" style:parent-style-name="Privzetapisavaodstavka">
      <style:text-properties style:font-name="Courier New" style:font-name-asian="Times New Roman" style:font-name-complex="Courier New" style:letter-kerning="false" fo:font-size="10pt" style:font-size-asian="10pt" style:font-size-complex="10pt" style:language-asian="sl" style:country-asian="SI" style:language-complex="ar" style:country-complex="SA"/>
    </style:style>
    <style:style style:name="KodaHTML" style:display-name="Koda HTML" style:family="text" style:parent-style-name="Privzetapisavaodstavka">
      <style:text-properties style:font-name="Courier New" style:font-name-asian="Times New Roman" style:font-name-complex="Courier New" fo:font-size="10pt" style:font-size-asian="10pt" style:font-size-complex="10pt"/>
    </style:style>
    <style:style style:name="hljs-keyword" style:display-name="hljs-keyword" style:family="text" style:parent-style-name="Privzetapisavaodstavka"/>
    <style:style style:name="hljs-string" style:display-name="hljs-string" style:family="text" style:parent-style-name="Privzetapisavaodstavka"/>
    <style:style style:name="hljs-built_in" style:display-name="hljs-built_in" style:family="text" style:parent-style-name="Privzetapisavaodstavka"/>
    <style:style style:name="hljs-literal" style:display-name="hljs-literal" style:family="text" style:parent-style-name="Privzetapisavaodstavka"/>
    <style:style style:name="hljs-operator" style:display-name="hljs-operator" style:family="text" style:parent-style-name="Privzetapisavaodstavka"/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2LVL1" style:family="text">
      <style:text-properties style:font-name="OpenSymbol"/>
    </style:style>
    <style:style style:name="WW_CharLFO2LVL2" style:family="text">
      <style:text-properties style:font-name="OpenSymbol"/>
    </style:style>
    <style:style style:name="WW_CharLFO2LVL3" style:family="text">
      <style:text-properties style:font-name="OpenSymbol"/>
    </style:style>
    <style:style style:name="WW_CharLFO2LVL4" style:family="text">
      <style:text-properties style:font-name="OpenSymbol"/>
    </style:style>
    <style:style style:name="WW_CharLFO2LVL5" style:family="text">
      <style:text-properties style:font-name="OpenSymbol"/>
    </style:style>
    <style:style style:name="WW_CharLFO2LVL6" style:family="text">
      <style:text-properties style:font-name="OpenSymbol"/>
    </style:style>
    <style:style style:name="WW_CharLFO2LVL7" style:family="text">
      <style:text-properties style:font-name="OpenSymbol"/>
    </style:style>
    <style:style style:name="WW_CharLFO2LVL8" style:family="text">
      <style:text-properties style:font-name="OpenSymbol"/>
    </style:style>
    <style:style style:name="WW_CharLFO2LVL9" style:family="text">
      <style:text-properties style:font-name="OpenSymbol"/>
    </style:style>
    <text:list-style style:name="List1_1" style:display-name="List 1_1">
      <text:list-level-style-bullet text:level="1" text:style-name="WW_CharLFO2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text:list-style style:name="Numbering1_1" style:display-name="Numbering 1_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3777in" fo:margin-left="1.1812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902in"/>
      </style:header-style>
      <style:footer-style>
        <style:header-footer-properties style:dynamic-spacing="true" fo:min-height="0.2958in"/>
      </style:footer-style>
    </style:page-layout>
    <style:style style:name="P2" style:parent-style-name="Noga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Glava">Priimek, Ime. Naslov poročila. Elektro in računalniška šola, Šolski center Ptuj, 2024</text:p>
      </style:header>
      <style:footer>
        <text:p text:style-name="P2"><text:page-number style:num-format="1" text:fixed="false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biskup.nejc</meta:initial-creator>
    <dc:creator>nejcb</dc:creator>
    <meta:creation-date>2025-12-19T16:20:00Z</meta:creation-date>
    <dc:date>2025-12-19T16:20:00Z</dc:date>
    <meta:template xlink:href="Normal" xlink:type="simple"/>
    <meta:editing-cycles>2</meta:editing-cycles>
    <meta:editing-duration>PT0S</meta:editing-duration>
    <meta:document-statistic meta:page-count="4" meta:paragraph-count="4" meta:word-count="347" meta:character-count="2325" meta:row-count="16" meta:non-whitespace-character-count="1982"/>
  </office:meta>
</office:document-meta>
</file>